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9b22" officeooo:paragraph-rsid="00119b22"/>
    </style:style>
    <style:style style:name="P2" style:family="paragraph" style:parent-style-name="Standard">
      <style:text-properties officeooo:rsid="0013651a" officeooo:paragraph-rsid="0013651a"/>
    </style:style>
    <style:style style:name="P3" style:family="paragraph" style:parent-style-name="Standard">
      <style:text-properties officeooo:rsid="0013651a" officeooo:paragraph-rsid="001388e8"/>
    </style:style>
    <style:style style:name="P4" style:family="paragraph" style:parent-style-name="Standard">
      <style:text-properties officeooo:rsid="001584b7" officeooo:paragraph-rsid="001584b7"/>
    </style:style>
    <style:style style:name="P5" style:family="paragraph" style:parent-style-name="Standard">
      <style:text-properties officeooo:rsid="0017748d" officeooo:paragraph-rsid="0017748d"/>
    </style:style>
    <style:style style:name="P6" style:family="paragraph" style:parent-style-name="Standard">
      <style:text-properties officeooo:rsid="00191a58" officeooo:paragraph-rsid="00191a58"/>
    </style:style>
    <style:style style:name="P7" style:family="paragraph" style:parent-style-name="Standard">
      <style:text-properties officeooo:rsid="001a87ec" officeooo:paragraph-rsid="001a87ec"/>
    </style:style>
    <style:style style:name="P8" style:family="paragraph" style:parent-style-name="Preformatted_20_Text">
      <style:text-properties officeooo:paragraph-rsid="001388e8"/>
    </style:style>
    <style:style style:name="P9" style:family="paragraph" style:parent-style-name="Preformatted_20_Text">
      <style:text-properties officeooo:rsid="0013651a" officeooo:paragraph-rsid="001388e8"/>
    </style:style>
    <style:style style:name="P10" style:family="paragraph" style:parent-style-name="Preformatted_20_Text">
      <style:text-properties officeooo:rsid="001a87ec" officeooo:paragraph-rsid="001a87ec"/>
    </style:style>
    <style:style style:name="P11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T1" style:family="text">
      <style:text-properties officeooo:rsid="001388e8"/>
    </style:style>
    <style:style style:name="T2" style:family="text">
      <style:text-properties officeooo:rsid="0017748d"/>
    </style:style>
    <style:style style:name="T3" style:family="text">
      <style:text-properties officeooo:rsid="00191a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ación y configuración de metricbeats para monitoreo de Kubernetes y Pods.</text:p>
      <text:p text:style-name="P1"/>
      <text:h text:style-name="Heading_20_1" text:outline-level="1">Instancias de metricbeat</text:h>
      <text:p text:style-name="P4">Se debe instalar <text:span text:style-name="T2">una instancia de </text:span>metricbeat para monitoreo de nodos y sus <text:span text:style-name="T2">pods</text:span> <text:span text:style-name="T2">y otra instancia para </text:span>monitoreo del cluster de Kubernetes. <text:s/><text:span text:style-name="T3">Las instancias son “daemonsets” para que cada nodo sea monitoreado.</text:span></text:p>
      <text:p text:style-name="P4"/>
      <text:p text:style-name="P5">Para monitoreo de pods, se configura “autodiscover” basado en “hints” (pistas). Las “hints”, que se agregan al pod en forma de anotaciones, permiten que metricbeat agregue un “sidecar” a cada pod automaticamente.</text:p>
      <text:p text:style-name="P4"/>
      <text:p text:style-name="P5">Esta es la configuración de los “Deployment” para las instancias de metricbeat.</text:p>
      <text:p text:style-name="P5"/>
      <text:p text:style-name="Preformatted_20_Text">---</text:p>
      <text:p text:style-name="Preformatted_20_Text">apiVersion: v1</text:p>
      <text:p text:style-name="Preformatted_20_Text">kind: ConfigMap</text:p>
      <text:p text:style-name="Preformatted_20_Text">metadata:</text:p>
      <text:p text:style-name="Preformatted_20_Text"><text:s text:c="2"/>name: metricbeat-daemonset-config</text:p>
      <text:p text:style-name="Preformatted_20_Text"><text:s text:c="2"/>namespace: kube-system</text:p>
      <text:p text:style-name="Preformatted_20_Text"><text:s text:c="2"/>labels:</text:p>
      <text:p text:style-name="Preformatted_20_Text"><text:s text:c="4"/>k8s-app: metricbeat</text:p>
      <text:p text:style-name="Preformatted_20_Text">data:</text:p>
      <text:p text:style-name="Preformatted_20_Text"><text:s text:c="2"/>metricbeat.yml: |-</text:p>
      <text:p text:style-name="Preformatted_20_Text"><text:s text:c="4"/>metricbeat.config.modules:</text:p>
      <text:p text:style-name="Preformatted_20_Text"><text:s text:c="6"/># Mounted `metricbeat-daemonset-modules` configmap:</text:p>
      <text:p text:style-name="Preformatted_20_Text"><text:s text:c="6"/>path: ${path.config}/modules.d/*.yml</text:p>
      <text:p text:style-name="Preformatted_20_Text"><text:s text:c="6"/># Reload module configs as they change:</text:p>
      <text:p text:style-name="Preformatted_20_Text"><text:s text:c="6"/>reload.enabled: false</text:p>
      <text:p text:style-name="Preformatted_20_Text"/>
      <text:p text:style-name="Preformatted_20_Text"><text:s text:c="4"/># To enable hints based autodiscover uncomment this:</text:p>
      <text:p text:style-name="Preformatted_20_Text"><text:s text:c="4"/>metricbeat.autodiscover:</text:p>
      <text:p text:style-name="Preformatted_20_Text"><text:s text:c="6"/>providers:</text:p>
      <text:p text:style-name="Preformatted_20_Text"><text:s text:c="8"/>- type: kubernetes</text:p>
      <text:p text:style-name="Preformatted_20_Text"><text:s text:c="10"/>host: ${NODE_NAME}</text:p>
      <text:p text:style-name="Preformatted_20_Text"><text:s text:c="10"/>hints.enabled: true</text:p>
      <text:p text:style-name="Preformatted_20_Text"/>
      <text:p text:style-name="Preformatted_20_Text"><text:s text:c="4"/>processors:</text:p>
      <text:p text:style-name="Preformatted_20_Text"><text:s text:c="6"/>- add_cloud_metadata:</text:p>
      <text:p text:style-name="Preformatted_20_Text"/>
      <text:p text:style-name="Preformatted_20_Text"><text:s text:c="4"/>output.logstash:</text:p>
      <text:p text:style-name="Preformatted_20_Text"><text:s text:c="6"/>hosts: ['${LOGSTASH_HOST}:${BEATS_PORT}']</text:p>
      <text:p text:style-name="Preformatted_20_Text"><text:s text:c="6"/>loadbalance: true</text:p>
      <text:p text:style-name="Preformatted_20_Text"><text:s text:c="6"/>ssl.enabled: false</text:p>
      <text:p text:style-name="Preformatted_20_Text">---</text:p>
      <text:p text:style-name="Preformatted_20_Text">apiVersion: v1</text:p>
      <text:p text:style-name="Preformatted_20_Text">kind: ConfigMap</text:p>
      <text:p text:style-name="Preformatted_20_Text">metadata:</text:p>
      <text:p text:style-name="Preformatted_20_Text"><text:s text:c="2"/>name: metricbeat-daemonset-modules</text:p>
      <text:p text:style-name="Preformatted_20_Text"><text:s text:c="2"/>namespace: kube-system</text:p>
      <text:p text:style-name="Preformatted_20_Text"><text:s text:c="2"/>labels:</text:p>
      <text:p text:style-name="Preformatted_20_Text"><text:soft-page-break/><text:s text:c="4"/>k8s-app: metricbeat</text:p>
      <text:p text:style-name="Preformatted_20_Text">data:</text:p>
      <text:p text:style-name="Preformatted_20_Text"><text:s text:c="2"/>system.yml: |-</text:p>
      <text:p text:style-name="Preformatted_20_Text"><text:s text:c="4"/>- module: system</text:p>
      <text:p text:style-name="Preformatted_20_Text"><text:s text:c="6"/>period: 10s</text:p>
      <text:p text:style-name="Preformatted_20_Text"><text:s text:c="6"/>metricsets:</text:p>
      <text:p text:style-name="Preformatted_20_Text"><text:s text:c="8"/>- cpu</text:p>
      <text:p text:style-name="Preformatted_20_Text"><text:s text:c="8"/>- load</text:p>
      <text:p text:style-name="Preformatted_20_Text"><text:s text:c="8"/>- memory</text:p>
      <text:p text:style-name="Preformatted_20_Text"><text:s text:c="8"/>- network</text:p>
      <text:p text:style-name="Preformatted_20_Text"><text:s text:c="8"/>- process</text:p>
      <text:p text:style-name="Preformatted_20_Text"><text:s text:c="8"/>- process_summary</text:p>
      <text:p text:style-name="Preformatted_20_Text"><text:s text:c="8"/>#- core</text:p>
      <text:p text:style-name="Preformatted_20_Text"><text:s text:c="8"/>#- diskio</text:p>
      <text:p text:style-name="Preformatted_20_Text"><text:s text:c="8"/>#- socket</text:p>
      <text:p text:style-name="Preformatted_20_Text"><text:s text:c="6"/>processes: ['.*']</text:p>
      <text:p text:style-name="Preformatted_20_Text"><text:s text:c="6"/>process.include_top_n:</text:p>
      <text:p text:style-name="Preformatted_20_Text"><text:s text:c="8"/>by_cpu: 5 <text:s text:c="5"/># include top 5 processes by CPU</text:p>
      <text:p text:style-name="Preformatted_20_Text"><text:s text:c="8"/>by_memory: 5 <text:s text:c="2"/># include top 5 processes by memory</text:p>
      <text:p text:style-name="Preformatted_20_Text"/>
      <text:p text:style-name="Preformatted_20_Text"><text:s text:c="4"/>- module: system</text:p>
      <text:p text:style-name="Preformatted_20_Text"><text:s text:c="6"/>period: 1m</text:p>
      <text:p text:style-name="Preformatted_20_Text"><text:s text:c="6"/>metricsets:</text:p>
      <text:p text:style-name="Preformatted_20_Text"><text:s text:c="8"/>- filesystem</text:p>
      <text:p text:style-name="Preformatted_20_Text"><text:s text:c="8"/>- fsstat</text:p>
      <text:p text:style-name="Preformatted_20_Text"><text:s text:c="6"/>processors:</text:p>
      <text:p text:style-name="Preformatted_20_Text"><text:s text:c="6"/>- drop_event.when.regexp:</text:p>
      <text:p text:style-name="Preformatted_20_Text"><text:s text:c="10"/>system.filesystem.mount_point: '^/(sys|cgroup|proc|dev|etc|host|lib)($|/)'</text:p>
      <text:p text:style-name="Preformatted_20_Text"><text:s text:c="2"/>kubernetes.yml: |-</text:p>
      <text:p text:style-name="Preformatted_20_Text"><text:s text:c="4"/>- module: kubernetes</text:p>
      <text:p text:style-name="Preformatted_20_Text"><text:s text:c="6"/>metricsets:</text:p>
      <text:p text:style-name="Preformatted_20_Text"><text:s text:c="8"/>- node</text:p>
      <text:p text:style-name="Preformatted_20_Text"><text:s text:c="8"/>- system</text:p>
      <text:p text:style-name="Preformatted_20_Text"><text:s text:c="8"/>- pod</text:p>
      <text:p text:style-name="Preformatted_20_Text"><text:s text:c="8"/>- container</text:p>
      <text:p text:style-name="Preformatted_20_Text"><text:s text:c="8"/>- volume</text:p>
      <text:p text:style-name="Preformatted_20_Text"><text:s text:c="6"/>period: 10s</text:p>
      <text:p text:style-name="Preformatted_20_Text"><text:s text:c="6"/>host: ${NODE_NAME}</text:p>
      <text:p text:style-name="Preformatted_20_Text"><text:s text:c="6"/>hosts: ["localhost:10255"]</text:p>
      <text:p text:style-name="Preformatted_20_Text"><text:s text:c="4"/>- module: kubernetes</text:p>
      <text:p text:style-name="Preformatted_20_Text"><text:s text:c="6"/>enabled: true</text:p>
      <text:p text:style-name="Preformatted_20_Text"><text:s text:c="6"/>metricsets:</text:p>
      <text:p text:style-name="Preformatted_20_Text"><text:s text:c="8"/>- apiserver</text:p>
      <text:p text:style-name="Preformatted_20_Text"><text:s text:c="6"/>hosts: ["https://${KUBERNETES_SERVICE_HOST}:${KUBERNETES_SERVICE_PORT}"]</text:p>
      <text:p text:style-name="Preformatted_20_Text"><text:s text:c="4"/>- module: kubernetes</text:p>
      <text:p text:style-name="Preformatted_20_Text"><text:s text:c="6"/>enabled: true</text:p>
      <text:p text:style-name="Preformatted_20_Text"><text:s text:c="6"/>metricsets:</text:p>
      <text:p text:style-name="Preformatted_20_Text"><text:s text:c="8"/>- proxy</text:p>
      <text:p text:style-name="Preformatted_20_Text"><text:s text:c="6"/>hosts: ["localhost:10249"]</text:p>
      <text:p text:style-name="Preformatted_20_Text"><text:s text:c="6"/>period: 10s</text:p>
      <text:p text:style-name="Preformatted_20_Text"><text:s text:c="4"/>- module: kubernetes</text:p>
      <text:p text:style-name="Preformatted_20_Text"><text:s text:c="6"/>enabled: true</text:p>
      <text:p text:style-name="Preformatted_20_Text"><text:s text:c="6"/>metricsets:</text:p>
      <text:p text:style-name="Preformatted_20_Text"><text:s text:c="8"/>- controllermanager</text:p>
      <text:p text:style-name="Preformatted_20_Text"><text:s text:c="6"/>hosts: ["http://localhost:10252"]</text:p>
      <text:p text:style-name="Preformatted_20_Text"><text:s text:c="6"/>period: 10s</text:p>
      <text:p text:style-name="Preformatted_20_Text"><text:s text:c="4"/>- module: kubernetes</text:p>
      <text:p text:style-name="Preformatted_20_Text"><text:s text:c="6"/>enabled: true</text:p>
      <text:p text:style-name="Preformatted_20_Text"><text:s text:c="6"/>metricsets:</text:p>
      <text:p text:style-name="Preformatted_20_Text"><text:s text:c="8"/>- scheduler</text:p>
      <text:p text:style-name="Preformatted_20_Text"><text:s text:c="6"/>hosts: ["localhost:10251"]</text:p>
      <text:p text:style-name="Preformatted_20_Text"><text:s text:c="6"/>period: 10s</text:p>
      <text:p text:style-name="Preformatted_20_Text">---</text:p>
      <text:p text:style-name="Preformatted_20_Text"><text:soft-page-break/># Deploy a Metricbeat instance per node for node metrics retrieval</text:p>
      <text:p text:style-name="Preformatted_20_Text">apiVersion: apps/v1</text:p>
      <text:p text:style-name="Preformatted_20_Text">kind: DaemonSet</text:p>
      <text:p text:style-name="Preformatted_20_Text">metadata:</text:p>
      <text:p text:style-name="Preformatted_20_Text"><text:s text:c="2"/>name: metricbeat</text:p>
      <text:p text:style-name="Preformatted_20_Text"><text:s text:c="2"/>namespace: kube-system</text:p>
      <text:p text:style-name="Preformatted_20_Text"><text:s text:c="2"/>labels:</text:p>
      <text:p text:style-name="Preformatted_20_Text"><text:s text:c="4"/>k8s-app: metricbeat</text:p>
      <text:p text:style-name="Preformatted_20_Text">spec:</text:p>
      <text:p text:style-name="Preformatted_20_Text"><text:s text:c="2"/>selector:</text:p>
      <text:p text:style-name="Preformatted_20_Text"><text:s text:c="4"/>matchLabels: </text:p>
      <text:p text:style-name="Preformatted_20_Text"><text:s text:c="6"/>k8s-app: metricbeat</text:p>
      <text:p text:style-name="Preformatted_20_Text"><text:s text:c="2"/>template:</text:p>
      <text:p text:style-name="Preformatted_20_Text"><text:s text:c="4"/>metadata:</text:p>
      <text:p text:style-name="Preformatted_20_Text"><text:s text:c="6"/>labels:</text:p>
      <text:p text:style-name="Preformatted_20_Text"><text:s text:c="8"/>k8s-app: metricbeat</text:p>
      <text:p text:style-name="Preformatted_20_Text"><text:s text:c="4"/>spec:</text:p>
      <text:p text:style-name="Preformatted_20_Text"><text:s text:c="6"/>serviceAccountName: metricbeat</text:p>
      <text:p text:style-name="Preformatted_20_Text"><text:s text:c="6"/>terminationGracePeriodSeconds: 30</text:p>
      <text:p text:style-name="Preformatted_20_Text"><text:s text:c="6"/>hostNetwork: true</text:p>
      <text:p text:style-name="Preformatted_20_Text"><text:s text:c="6"/>dnsPolicy: ClusterFirstWithHostNet</text:p>
      <text:p text:style-name="Preformatted_20_Text"><text:s text:c="6"/>containers:</text:p>
      <text:p text:style-name="Preformatted_20_Text"><text:s text:c="6"/>- name: metricbeat</text:p>
      <text:p text:style-name="Preformatted_20_Text"><text:s text:c="8"/>image: docker.elastic.co/beats/metricbeat-oss:7.3.2</text:p>
      <text:p text:style-name="Preformatted_20_Text"><text:s text:c="8"/>args: [</text:p>
      <text:p text:style-name="Preformatted_20_Text"><text:s text:c="10"/>"-c", "/etc/metricbeat.yml",</text:p>
      <text:p text:style-name="Preformatted_20_Text"><text:s text:c="10"/>"-e",</text:p>
      <text:p text:style-name="Preformatted_20_Text"><text:s text:c="10"/>"-system.hostfs=/hostfs",</text:p>
      <text:p text:style-name="Preformatted_20_Text"><text:s text:c="8"/>]</text:p>
      <text:p text:style-name="Preformatted_20_Text"><text:s text:c="8"/>env:</text:p>
      <text:p text:style-name="Preformatted_20_Text"><text:s text:c="8"/>- name: LOGSTASH_HOST</text:p>
      <text:p text:style-name="Preformatted_20_Text"><text:s text:c="10"/>value: "192.168.99.1"</text:p>
      <text:p text:style-name="Preformatted_20_Text"><text:s text:c="8"/>- name: BEATS_PORT</text:p>
      <text:p text:style-name="Preformatted_20_Text"><text:s text:c="10"/>value: "12345"</text:p>
      <text:p text:style-name="Preformatted_20_Text"><text:s text:c="8"/>- name: NODE_NAME</text:p>
      <text:p text:style-name="Preformatted_20_Text"><text:s text:c="10"/>valueFrom:</text:p>
      <text:p text:style-name="Preformatted_20_Text"><text:s text:c="12"/>fieldRef:</text:p>
      <text:p text:style-name="Preformatted_20_Text"><text:s text:c="14"/>fieldPath: spec.nodeName</text:p>
      <text:p text:style-name="Preformatted_20_Text"><text:s text:c="8"/>securityContext:</text:p>
      <text:p text:style-name="Preformatted_20_Text"><text:s text:c="10"/>runAsUser: 0</text:p>
      <text:p text:style-name="Preformatted_20_Text"><text:s text:c="8"/>resources:</text:p>
      <text:p text:style-name="Preformatted_20_Text"><text:s text:c="10"/>limits:</text:p>
      <text:p text:style-name="Preformatted_20_Text"><text:s text:c="12"/>memory: 200Mi</text:p>
      <text:p text:style-name="Preformatted_20_Text"><text:s text:c="10"/>requests:</text:p>
      <text:p text:style-name="Preformatted_20_Text"><text:s text:c="12"/>cpu: 100m</text:p>
      <text:p text:style-name="Preformatted_20_Text"><text:s text:c="12"/>memory: 100Mi</text:p>
      <text:p text:style-name="Preformatted_20_Text"><text:s text:c="8"/>volumeMounts:</text:p>
      <text:p text:style-name="Preformatted_20_Text"><text:s text:c="8"/>- name: config</text:p>
      <text:p text:style-name="Preformatted_20_Text"><text:s text:c="10"/>mountPath: /etc/metricbeat.yml</text:p>
      <text:p text:style-name="Preformatted_20_Text"><text:s text:c="10"/>readOnly: true</text:p>
      <text:p text:style-name="Preformatted_20_Text"><text:s text:c="10"/>subPath: metricbeat.yml</text:p>
      <text:p text:style-name="Preformatted_20_Text"><text:s text:c="8"/>- name: modules</text:p>
      <text:p text:style-name="Preformatted_20_Text"><text:s text:c="10"/>mountPath: /usr/share/metricbeat/modules.d</text:p>
      <text:p text:style-name="Preformatted_20_Text"><text:s text:c="10"/>readOnly: true</text:p>
      <text:p text:style-name="Preformatted_20_Text"><text:s text:c="8"/>- name: dockersock</text:p>
      <text:p text:style-name="Preformatted_20_Text"><text:s text:c="10"/>mountPath: /var/run/docker.sock</text:p>
      <text:p text:style-name="Preformatted_20_Text"><text:s text:c="8"/>- name: proc</text:p>
      <text:p text:style-name="Preformatted_20_Text"><text:s text:c="10"/>mountPath: /hostfs/proc</text:p>
      <text:p text:style-name="Preformatted_20_Text"><text:s text:c="10"/>readOnly: true</text:p>
      <text:p text:style-name="Preformatted_20_Text"><text:s text:c="8"/>- name: cgroup</text:p>
      <text:p text:style-name="Preformatted_20_Text"><text:s text:c="10"/>mountPath: /hostfs/sys/fs/cgroup</text:p>
      <text:p text:style-name="Preformatted_20_Text"><text:s text:c="10"/>readOnly: true</text:p>
      <text:p text:style-name="Preformatted_20_Text"><text:s text:c="6"/>volumes:</text:p>
      <text:p text:style-name="Preformatted_20_Text"><text:s text:c="6"/>- name: proc</text:p>
      <text:p text:style-name="Preformatted_20_Text"><text:soft-page-break/><text:s text:c="8"/>hostPath:</text:p>
      <text:p text:style-name="Preformatted_20_Text"><text:s text:c="10"/>path: /proc</text:p>
      <text:p text:style-name="Preformatted_20_Text"><text:s text:c="6"/>- name: cgroup</text:p>
      <text:p text:style-name="Preformatted_20_Text"><text:s text:c="8"/>hostPath:</text:p>
      <text:p text:style-name="Preformatted_20_Text"><text:s text:c="10"/>path: /sys/fs/cgroup</text:p>
      <text:p text:style-name="Preformatted_20_Text"><text:s text:c="6"/>- name: dockersock</text:p>
      <text:p text:style-name="Preformatted_20_Text"><text:s text:c="8"/>hostPath:</text:p>
      <text:p text:style-name="Preformatted_20_Text"><text:s text:c="10"/>path: /var/run/docker.sock</text:p>
      <text:p text:style-name="Preformatted_20_Text"><text:s text:c="6"/>- name: config</text:p>
      <text:p text:style-name="Preformatted_20_Text"><text:s text:c="8"/>configMap:</text:p>
      <text:p text:style-name="Preformatted_20_Text"><text:s text:c="10"/>defaultMode: 0600</text:p>
      <text:p text:style-name="Preformatted_20_Text"><text:s text:c="10"/>name: metricbeat-daemonset-config</text:p>
      <text:p text:style-name="Preformatted_20_Text"><text:s text:c="6"/>- name: modules</text:p>
      <text:p text:style-name="Preformatted_20_Text"><text:s text:c="8"/>configMap:</text:p>
      <text:p text:style-name="Preformatted_20_Text"><text:s text:c="10"/>defaultMode: 0600</text:p>
      <text:p text:style-name="Preformatted_20_Text"><text:s text:c="10"/>name: metricbeat-daemonset-modules</text:p>
      <text:p text:style-name="Preformatted_20_Text"><text:s text:c="6"/>- name: data</text:p>
      <text:p text:style-name="Preformatted_20_Text"><text:s text:c="8"/>hostPath:</text:p>
      <text:p text:style-name="Preformatted_20_Text"><text:s text:c="10"/>path: /var/lib/metricbeat-data</text:p>
      <text:p text:style-name="Preformatted_20_Text"><text:s text:c="10"/>type: DirectoryOrCreate</text:p>
      <text:p text:style-name="Preformatted_20_Text">---</text:p>
      <text:p text:style-name="Preformatted_20_Text">apiVersion: v1</text:p>
      <text:p text:style-name="Preformatted_20_Text">kind: ConfigMap</text:p>
      <text:p text:style-name="Preformatted_20_Text">metadata:</text:p>
      <text:p text:style-name="Preformatted_20_Text"><text:s text:c="2"/>name: metricbeat-deployment-config</text:p>
      <text:p text:style-name="Preformatted_20_Text"><text:s text:c="2"/>namespace: kube-system</text:p>
      <text:p text:style-name="Preformatted_20_Text"><text:s text:c="2"/>labels:</text:p>
      <text:p text:style-name="Preformatted_20_Text"><text:s text:c="4"/>k8s-app: metricbeat</text:p>
      <text:p text:style-name="Preformatted_20_Text">data:</text:p>
      <text:p text:style-name="Preformatted_20_Text"><text:s text:c="2"/>metricbeat.yml: |-</text:p>
      <text:p text:style-name="Preformatted_20_Text"><text:s text:c="4"/>metricbeat.config.modules:</text:p>
      <text:p text:style-name="Preformatted_20_Text"><text:s text:c="6"/># Mounted `metricbeat-daemonset-modules` configmap:</text:p>
      <text:p text:style-name="Preformatted_20_Text"><text:s text:c="6"/>path: ${path.config}/modules.d/*.yml</text:p>
      <text:p text:style-name="Preformatted_20_Text"><text:s text:c="6"/># Reload module configs as they change:</text:p>
      <text:p text:style-name="Preformatted_20_Text"><text:s text:c="6"/>reload.enabled: false</text:p>
      <text:p text:style-name="Preformatted_20_Text"/>
      <text:p text:style-name="Preformatted_20_Text"><text:s text:c="4"/>processors:</text:p>
      <text:p text:style-name="Preformatted_20_Text"><text:s text:c="6"/>- add_cloud_metadata:</text:p>
      <text:p text:style-name="Preformatted_20_Text"/>
      <text:p text:style-name="Preformatted_20_Text"><text:s text:c="4"/>output.logstash:</text:p>
      <text:p text:style-name="Preformatted_20_Text"><text:s text:c="6"/>hosts: ['${LOGSTASH_HOST}:${BEATS_PORT}']</text:p>
      <text:p text:style-name="Preformatted_20_Text"><text:s text:c="6"/>loadbalance: true</text:p>
      <text:p text:style-name="Preformatted_20_Text"><text:s text:c="6"/>ssl.enabled: false</text:p>
      <text:p text:style-name="Preformatted_20_Text">---</text:p>
      <text:p text:style-name="Preformatted_20_Text">apiVersion: v1</text:p>
      <text:p text:style-name="Preformatted_20_Text">kind: ConfigMap</text:p>
      <text:p text:style-name="Preformatted_20_Text">metadata:</text:p>
      <text:p text:style-name="Preformatted_20_Text"><text:s text:c="2"/>name: metricbeat-deployment-modules</text:p>
      <text:p text:style-name="Preformatted_20_Text"><text:s text:c="2"/>namespace: kube-system</text:p>
      <text:p text:style-name="Preformatted_20_Text"><text:s text:c="2"/>labels:</text:p>
      <text:p text:style-name="Preformatted_20_Text"><text:s text:c="4"/>k8s-app: metricbeat</text:p>
      <text:p text:style-name="Preformatted_20_Text">data:</text:p>
      <text:p text:style-name="Preformatted_20_Text"><text:s text:c="2"/># This module requires `kube-state-metrics` up and running under `kube-system` namespace</text:p>
      <text:p text:style-name="Preformatted_20_Text"><text:s text:c="2"/>kubernetes.yml: |-</text:p>
      <text:p text:style-name="Preformatted_20_Text"><text:s text:c="4"/>- module: kubernetes</text:p>
      <text:p text:style-name="Preformatted_20_Text"><text:s text:c="6"/>metricsets:</text:p>
      <text:p text:style-name="Preformatted_20_Text"><text:s text:c="8"/>- state_node</text:p>
      <text:p text:style-name="Preformatted_20_Text"><text:s text:c="8"/>- state_deployment</text:p>
      <text:p text:style-name="Preformatted_20_Text"><text:s text:c="8"/>- state_replicaset</text:p>
      <text:p text:style-name="Preformatted_20_Text"><text:s text:c="8"/>- state_pod</text:p>
      <text:p text:style-name="Preformatted_20_Text"><text:s text:c="8"/>- state_container</text:p>
      <text:p text:style-name="Preformatted_20_Text"><text:s text:c="8"/># Uncomment this to get k8s events:</text:p>
      <text:p text:style-name="Preformatted_20_Text"><text:s text:c="8"/>- event</text:p>
      <text:p text:style-name="Preformatted_20_Text"><text:soft-page-break/><text:s text:c="6"/>period: 10s</text:p>
      <text:p text:style-name="Preformatted_20_Text"><text:s text:c="6"/>host: ${NODE_NAME}</text:p>
      <text:p text:style-name="Preformatted_20_Text"><text:s text:c="6"/>hosts: ["kube-state-metrics:8080"]</text:p>
      <text:p text:style-name="Preformatted_20_Text">---</text:p>
      <text:p text:style-name="Preformatted_20_Text"># Deploy singleton instance in the whole cluster for some unique data sources, like kube-state-metrics</text:p>
      <text:p text:style-name="Preformatted_20_Text">apiVersion: apps/v1</text:p>
      <text:p text:style-name="Preformatted_20_Text">kind: Deployment</text:p>
      <text:p text:style-name="Preformatted_20_Text">metadata:</text:p>
      <text:p text:style-name="Preformatted_20_Text"><text:s text:c="2"/>name: metricbeat</text:p>
      <text:p text:style-name="Preformatted_20_Text"><text:s text:c="2"/>namespace: kube-system</text:p>
      <text:p text:style-name="Preformatted_20_Text"><text:s text:c="2"/>labels:</text:p>
      <text:p text:style-name="Preformatted_20_Text"><text:s text:c="4"/>k8s-app: metricbeat</text:p>
      <text:p text:style-name="Preformatted_20_Text">spec:</text:p>
      <text:p text:style-name="Preformatted_20_Text"><text:s text:c="2"/>selector:</text:p>
      <text:p text:style-name="Preformatted_20_Text"><text:s text:c="4"/>matchLabels: </text:p>
      <text:p text:style-name="Preformatted_20_Text"><text:s text:c="6"/>k8s-app: metricbeat</text:p>
      <text:p text:style-name="Preformatted_20_Text"><text:s text:c="2"/>template:</text:p>
      <text:p text:style-name="Preformatted_20_Text"><text:s text:c="4"/>metadata:</text:p>
      <text:p text:style-name="Preformatted_20_Text"><text:s text:c="6"/>labels:</text:p>
      <text:p text:style-name="Preformatted_20_Text"><text:s text:c="8"/>k8s-app: metricbeat</text:p>
      <text:p text:style-name="Preformatted_20_Text"><text:s text:c="4"/>spec:</text:p>
      <text:p text:style-name="Preformatted_20_Text"><text:s text:c="6"/>serviceAccountName: metricbeat</text:p>
      <text:p text:style-name="Preformatted_20_Text"><text:s text:c="6"/>hostNetwork: true</text:p>
      <text:p text:style-name="Preformatted_20_Text"><text:s text:c="6"/>dnsPolicy: ClusterFirstWithHostNet</text:p>
      <text:p text:style-name="Preformatted_20_Text"><text:s text:c="6"/>containers:</text:p>
      <text:p text:style-name="Preformatted_20_Text"><text:s text:c="6"/>- name: metricbeat</text:p>
      <text:p text:style-name="Preformatted_20_Text"><text:s text:c="8"/>image: docker.elastic.co/beats/metricbeat-oss:7.3.2</text:p>
      <text:p text:style-name="Preformatted_20_Text"><text:s text:c="8"/>args: [</text:p>
      <text:p text:style-name="Preformatted_20_Text"><text:s text:c="10"/>"-c", "/etc/metricbeat.yml",</text:p>
      <text:p text:style-name="Preformatted_20_Text"><text:s text:c="10"/>"-e",</text:p>
      <text:p text:style-name="Preformatted_20_Text"><text:s text:c="8"/>]</text:p>
      <text:p text:style-name="Preformatted_20_Text"><text:s text:c="8"/>env:</text:p>
      <text:p text:style-name="Preformatted_20_Text"><text:s text:c="8"/>- name: LOGSTASH_HOST</text:p>
      <text:p text:style-name="Preformatted_20_Text"><text:s text:c="10"/>value: "192.168.99.1"</text:p>
      <text:p text:style-name="Preformatted_20_Text"><text:s text:c="8"/>- name: BEATS_PORT</text:p>
      <text:p text:style-name="Preformatted_20_Text"><text:s text:c="10"/>value: "12345"</text:p>
      <text:p text:style-name="Preformatted_20_Text"><text:s text:c="8"/>- name: NODE_NAME</text:p>
      <text:p text:style-name="Preformatted_20_Text"><text:s text:c="10"/>valueFrom:</text:p>
      <text:p text:style-name="Preformatted_20_Text"><text:s text:c="12"/>fieldRef:</text:p>
      <text:p text:style-name="Preformatted_20_Text"><text:s text:c="14"/>fieldPath: spec.nodeName</text:p>
      <text:p text:style-name="Preformatted_20_Text"><text:s text:c="8"/>securityContext:</text:p>
      <text:p text:style-name="Preformatted_20_Text"><text:s text:c="10"/>runAsUser: 0</text:p>
      <text:p text:style-name="Preformatted_20_Text"><text:s text:c="8"/>resources:</text:p>
      <text:p text:style-name="Preformatted_20_Text"><text:s text:c="10"/>limits:</text:p>
      <text:p text:style-name="Preformatted_20_Text"><text:s text:c="12"/>memory: 200Mi</text:p>
      <text:p text:style-name="Preformatted_20_Text"><text:s text:c="10"/>requests:</text:p>
      <text:p text:style-name="Preformatted_20_Text"><text:s text:c="12"/>cpu: 100m</text:p>
      <text:p text:style-name="Preformatted_20_Text"><text:s text:c="12"/>memory: 100Mi</text:p>
      <text:p text:style-name="Preformatted_20_Text"><text:s text:c="8"/>volumeMounts:</text:p>
      <text:p text:style-name="Preformatted_20_Text"><text:s text:c="8"/>- name: config</text:p>
      <text:p text:style-name="Preformatted_20_Text"><text:s text:c="10"/>mountPath: /etc/metricbeat.yml</text:p>
      <text:p text:style-name="Preformatted_20_Text"><text:s text:c="10"/>readOnly: true</text:p>
      <text:p text:style-name="Preformatted_20_Text"><text:s text:c="10"/>subPath: metricbeat.yml</text:p>
      <text:p text:style-name="Preformatted_20_Text"><text:s text:c="8"/>- name: modules</text:p>
      <text:p text:style-name="Preformatted_20_Text"><text:s text:c="10"/>mountPath: /usr/share/metricbeat/modules.d</text:p>
      <text:p text:style-name="Preformatted_20_Text"><text:s text:c="10"/>readOnly: true</text:p>
      <text:p text:style-name="Preformatted_20_Text"><text:s text:c="6"/>volumes:</text:p>
      <text:p text:style-name="Preformatted_20_Text"><text:s text:c="6"/>- name: config</text:p>
      <text:p text:style-name="Preformatted_20_Text"><text:s text:c="8"/>configMap:</text:p>
      <text:p text:style-name="Preformatted_20_Text"><text:s text:c="10"/>defaultMode: 0600</text:p>
      <text:p text:style-name="Preformatted_20_Text"><text:s text:c="10"/>name: metricbeat-deployment-config</text:p>
      <text:p text:style-name="Preformatted_20_Text"><text:s text:c="6"/>- name: modules</text:p>
      <text:p text:style-name="Preformatted_20_Text"><text:s text:c="8"/>configMap:</text:p>
      <text:p text:style-name="Preformatted_20_Text"><text:soft-page-break/><text:s text:c="10"/>defaultMode: 0600</text:p>
      <text:p text:style-name="Preformatted_20_Text"><text:s text:c="10"/>name: metricbeat-deployment-modules</text:p>
      <text:p text:style-name="Preformatted_20_Text">---</text:p>
      <text:p text:style-name="Preformatted_20_Text">apiVersion: rbac.authorization.k8s.io/v1beta1</text:p>
      <text:p text:style-name="Preformatted_20_Text">kind: ClusterRoleBinding</text:p>
      <text:p text:style-name="Preformatted_20_Text">metadata:</text:p>
      <text:p text:style-name="Preformatted_20_Text"><text:s text:c="2"/>name: metricbeat</text:p>
      <text:p text:style-name="Preformatted_20_Text">subjects:</text:p>
      <text:p text:style-name="Preformatted_20_Text">- kind: ServiceAccount</text:p>
      <text:p text:style-name="Preformatted_20_Text"><text:s text:c="2"/>name: metricbeat</text:p>
      <text:p text:style-name="Preformatted_20_Text"><text:s text:c="2"/>namespace: kube-system</text:p>
      <text:p text:style-name="Preformatted_20_Text">roleRef:</text:p>
      <text:p text:style-name="Preformatted_20_Text"><text:s text:c="2"/>kind: ClusterRole</text:p>
      <text:p text:style-name="Preformatted_20_Text"><text:s text:c="2"/>name: metricbeat</text:p>
      <text:p text:style-name="Preformatted_20_Text"><text:s text:c="2"/>apiGroup: rbac.authorization.k8s.io</text:p>
      <text:p text:style-name="Preformatted_20_Text">---</text:p>
      <text:p text:style-name="Preformatted_20_Text">apiVersion: rbac.authorization.k8s.io/v1beta1</text:p>
      <text:p text:style-name="Preformatted_20_Text">kind: ClusterRole</text:p>
      <text:p text:style-name="Preformatted_20_Text">metadata:</text:p>
      <text:p text:style-name="Preformatted_20_Text"><text:s text:c="2"/>name: metricbeat</text:p>
      <text:p text:style-name="Preformatted_20_Text"><text:s text:c="2"/>labels:</text:p>
      <text:p text:style-name="Preformatted_20_Text"><text:s text:c="4"/>k8s-app: metricbeat</text:p>
      <text:p text:style-name="Preformatted_20_Text">rules:</text:p>
      <text:p text:style-name="Preformatted_20_Text">- apiGroups: [""]</text:p>
      <text:p text:style-name="Preformatted_20_Text"><text:s text:c="2"/>resources:</text:p>
      <text:p text:style-name="Preformatted_20_Text"><text:s text:c="2"/>- nodes</text:p>
      <text:p text:style-name="Preformatted_20_Text"><text:s text:c="2"/>- namespaces</text:p>
      <text:p text:style-name="Preformatted_20_Text"><text:s text:c="2"/>- events</text:p>
      <text:p text:style-name="Preformatted_20_Text"><text:s text:c="2"/>- pods</text:p>
      <text:p text:style-name="Preformatted_20_Text"><text:s text:c="2"/>verbs: ["get", "list", "watch"]</text:p>
      <text:p text:style-name="Preformatted_20_Text">- apiGroups: ["extensions"]</text:p>
      <text:p text:style-name="Preformatted_20_Text"><text:s text:c="2"/>resources:</text:p>
      <text:p text:style-name="Preformatted_20_Text"><text:s text:c="2"/>- replicasets</text:p>
      <text:p text:style-name="Preformatted_20_Text"><text:s text:c="2"/>verbs: ["get", "list", "watch"]</text:p>
      <text:p text:style-name="Preformatted_20_Text">- apiGroups: ["apps"]</text:p>
      <text:p text:style-name="Preformatted_20_Text"><text:s text:c="2"/>resources:</text:p>
      <text:p text:style-name="Preformatted_20_Text"><text:s text:c="2"/>- statefulsets</text:p>
      <text:p text:style-name="Preformatted_20_Text"><text:s text:c="2"/>- deployments</text:p>
      <text:p text:style-name="Preformatted_20_Text"><text:s text:c="2"/>verbs: ["get", "list", "watch"]</text:p>
      <text:p text:style-name="Preformatted_20_Text">- apiGroups:</text:p>
      <text:p text:style-name="Preformatted_20_Text"><text:s text:c="2"/>- ""</text:p>
      <text:p text:style-name="Preformatted_20_Text"><text:s text:c="2"/>resources:</text:p>
      <text:p text:style-name="Preformatted_20_Text"><text:s text:c="2"/>- nodes/stats</text:p>
      <text:p text:style-name="Preformatted_20_Text"><text:s text:c="2"/>verbs:</text:p>
      <text:p text:style-name="Preformatted_20_Text"><text:s text:c="2"/>- get</text:p>
      <text:p text:style-name="Preformatted_20_Text">---</text:p>
      <text:p text:style-name="Preformatted_20_Text">apiVersion: v1</text:p>
      <text:p text:style-name="Preformatted_20_Text">kind: ServiceAccount</text:p>
      <text:p text:style-name="Preformatted_20_Text">metadata:</text:p>
      <text:p text:style-name="Preformatted_20_Text"><text:s text:c="2"/>name: metricbeat</text:p>
      <text:p text:style-name="Preformatted_20_Text"><text:s text:c="2"/>namespace: kube-system</text:p>
      <text:p text:style-name="Preformatted_20_Text"><text:s text:c="2"/>labels:</text:p>
      <text:p text:style-name="P11"><text:s text:c="4"/>k8s-app: metricbeat</text:p>
      <text:p text:style-name="P1"/>
      <text:h text:style-name="Heading_20_1" text:outline-level="1">Configuración de aplicaciones</text:h>
      <text:p text:style-name="P6"/>
      <text:p text:style-name="P2">Configuración de una aplicación para desplegar el sidecar de metricbeats. Aplicación “dummy” node-js que muestra una página Hello World.</text:p>
      <text:p text:style-name="P3"><text:soft-page-break/>Las anotaciones le indican a metricbeat que módulo usar para obtener las métricas de<text:span text:style-name="T1">l pod. Para ver los módulos disponibles consultar </text:span><text:a xlink:type="simple" xlink:href="https://www.elastic.co/guide/en/beats/metricbeat/current/metricbeat-modules.html" text:style-name="Internet_20_link" text:visited-style-name="Visited_20_Internet_20_Link"><text:span text:style-name="T1">https://www.elastic.co/guide/en/beats/metricbeat/current/metricbeat-modules.html</text:span></text:a></text:p>
      <text:p text:style-name="P3"/>
      <text:p text:style-name="P8">apiVersion: apps/v1 # Usa apps/v1beta2 para versiones anteriores a 1.9.0</text:p>
      <text:p text:style-name="P8">kind: Deployment</text:p>
      <text:p text:style-name="P8">metadata:</text:p>
      <text:p text:style-name="P8"><text:s text:c="2"/>name: hello-node-deployment</text:p>
      <text:p text:style-name="P8">spec:</text:p>
      <text:p text:style-name="P8"><text:s text:c="2"/>selector:</text:p>
      <text:p text:style-name="P8"><text:s text:c="4"/>matchLabels:</text:p>
      <text:p text:style-name="P8"><text:s text:c="6"/>app: hello-node</text:p>
      <text:p text:style-name="P8"><text:s text:c="2"/>replicas: 2 # indica al controlador que ejecute 2 pods</text:p>
      <text:p text:style-name="P8"><text:s text:c="2"/>template:</text:p>
      <text:p text:style-name="P8"><text:s text:c="4"/>metadata:</text:p>
      <text:p text:style-name="P8"><text:s text:c="6"/>labels:</text:p>
      <text:p text:style-name="P8"><text:s text:c="8"/>app: hello-node</text:p>
      <text:p text:style-name="P8"><text:s text:c="6"/>annotations: </text:p>
      <text:p text:style-name="P8"><text:s text:c="8"/>co.elastic.metrics/module: system</text:p>
      <text:p text:style-name="P8"><text:s text:c="8"/>co.elastic.metrics/metricsets: "cpu,load,memory,process,uptime"</text:p>
      <text:p text:style-name="P8"><text:s text:c="8"/>co.elastic.metrics/processes: '.*' </text:p>
      <text:p text:style-name="P8"><text:s text:c="8"/>co.elastic.metrics/period: 1m</text:p>
      <text:p text:style-name="P8"><text:s text:c="4"/>spec:</text:p>
      <text:p text:style-name="P8"><text:s text:c="6"/>containers:</text:p>
      <text:p text:style-name="P8"><text:s text:c="6"/>- name: hello-node</text:p>
      <text:p text:style-name="P8"><text:s text:c="8"/>image: gcr.io/hello-minikube-zero-install/hello-node</text:p>
      <text:p text:style-name="P8"><text:s text:c="8"/>ports:</text:p>
      <text:p text:style-name="P9"><text:s text:c="8"/>- containerPort: 80</text:p>
      <text:p text:style-name="Preformatted_20_Text"/>
      <text:p text:style-name="Preformatted_20_Text"/>
      <text:h text:style-name="Heading_20_1" text:outline-level="1">Configuracion de logstash</text:h>
      <text:p text:style-name="P10"/>
      <text:p text:style-name="Standard">Para que logstash pueda procesar las métricas y enviarlas a Elastic se configuran los siguientes filtros.</text:p>
      <text:p text:style-name="P7">Las variables “host” y “port” se utilizan en la configuración de las instancias de metricbeat.</text:p>
      <text:p text:style-name="P7"/>
      <text:p text:style-name="Preformatted_20_Text">input {</text:p>
      <text:p text:style-name="Preformatted_20_Text"><text:s text:c="2"/>beats {</text:p>
      <text:p text:style-name="Preformatted_20_Text"><text:s text:c="4"/>host =&gt; "192.168.99.1"</text:p>
      <text:p text:style-name="Preformatted_20_Text"><text:s text:c="4"/>port =&gt; 12345</text:p>
      <text:p text:style-name="Preformatted_20_Text"><text:s text:c="2"/>}</text:p>
      <text:p text:style-name="Preformatted_20_Text">}</text:p>
      <text:p text:style-name="Preformatted_20_Text"/>
      <text:p text:style-name="Preformatted_20_Text">filter {</text:p>
      <text:p text:style-name="Preformatted_20_Text">}</text:p>
      <text:p text:style-name="Preformatted_20_Text"/>
      <text:p text:style-name="Preformatted_20_Text">output {</text:p>
      <text:p text:style-name="Preformatted_20_Text"><text:s text:c="4"/>file {</text:p>
      <text:p text:style-name="Preformatted_20_Text"><text:s text:c="8"/>path =&gt; "./test.log"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4:15:30.526377335</meta:creation-date>
    <dc:date>2020-03-12T16:36:54.339223341</dc:date>
    <meta:editing-duration>PT17M45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7" meta:paragraph-count="385" meta:word-count="931" meta:character-count="9676" meta:non-whitespace-character-count="7164"/>
  </office:meta>
</office:document-meta>
</file>